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BF3660602ABDE5F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ABF3660602ABDE5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limenta </text:span><text:span text:style-name="T1"><text:line-break/></text:span><text:span text:style-name="T1">uma multidão</text:span></text:p>
            <text:p text:style-name="P3"><text:span text:style-name="T2">(João 6.1-1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8:55:29.722000000</dc:date>
    <meta:editing-duration>PT2H29M47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